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background-color="#00a9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00a933" fo:padding="0.097cm" fo:border="0.05pt solid #000000">
        <style:background-image/>
      </style:table-cell-properties>
    </style:style>
    <style:style style:name="Tabla1.A2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la1.B3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officeooo:rsid="000f6af3" officeooo:paragraph-rsid="000f6af3"/>
    </style:style>
    <style:style style:name="P3" style:family="paragraph" style:parent-style-name="Table_20_Contents">
      <style:paragraph-properties fo:text-align="center" style:justify-single-word="false"/>
      <style:text-properties officeooo:rsid="00122684" officeooo:paragraph-rsid="00122684"/>
    </style:style>
    <style:style style:name="P4" style:family="paragraph" style:parent-style-name="Table_20_Contents">
      <style:paragraph-properties fo:text-align="center" style:justify-single-word="false"/>
      <style:text-properties fo:color="#ffffff" fo:font-weight="bold" officeooo:rsid="000f6af3" officeooo:paragraph-rsid="000f6af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ffffff" fo:font-weight="bold" officeooo:rsid="00122684" officeooo:paragraph-rsid="00122684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ff0000" fo:font-weight="bold" officeooo:rsid="0012471e" officeooo:paragraph-rsid="0012471e" style:font-weight-asian="bold" style:font-weight-complex="bold"/>
    </style:style>
    <style:style style:name="P7" style:family="paragraph" style:parent-style-name="Text_20_body">
      <style:text-properties fo:font-weight="normal" officeooo:rsid="000f6af3" officeooo:paragraph-rsid="000f6af3" style:font-weight-asian="normal" style:font-weight-complex="normal"/>
    </style:style>
    <style:style style:name="P8" style:family="paragraph" style:parent-style-name="Text_20_body">
      <style:text-properties fo:font-weight="normal" officeooo:rsid="000dfef7" officeooo:paragraph-rsid="000dfef7" style:font-weight-asian="normal" style:font-weight-complex="normal"/>
    </style:style>
    <style:style style:name="P9" style:family="paragraph" style:parent-style-name="Text_20_body">
      <style:text-properties officeooo:paragraph-rsid="000f6af3"/>
    </style:style>
    <style:style style:name="P10" style:family="paragraph" style:parent-style-name="Text_20_body">
      <style:text-properties fo:font-weight="bold" officeooo:rsid="000dfef7" officeooo:paragraph-rsid="000dfef7" style:font-weight-asian="bold" style:font-weight-complex="bold"/>
    </style:style>
    <style:style style:name="T1" style:family="text">
      <style:text-properties officeooo:rsid="000c76c9"/>
    </style:style>
    <style:style style:name="T2" style:family="text">
      <style:text-properties fo:font-weight="normal" officeooo:rsid="000f6af3" style:font-weight-asian="normal" style:font-weight-complex="normal"/>
    </style:style>
    <style:style style:name="T3" style:family="text">
      <style:text-properties fo:font-weight="normal" officeooo:rsid="000c76c9" style:font-weight-asian="normal" style:font-weight-complex="normal"/>
    </style:style>
    <style:style style:name="T4" style:family="text">
      <style:text-properties fo:font-weight="normal" officeooo:rsid="00107998" style:font-weight-asian="normal" style:font-weight-complex="normal"/>
    </style:style>
    <style:style style:name="T5" style:family="text">
      <style:text-properties fo:font-weight="normal" officeooo:rsid="00122684" style:font-weight-asian="normal" style:font-weight-complex="normal"/>
    </style:style>
    <style:style style:name="T6" style:family="text">
      <style:text-properties officeooo:rsid="001172b0"/>
    </style:style>
    <style:style style:name="T7" style:family="text">
      <style:text-properties style:font-name="Liberation Sans" fo:font-size="14pt" style:font-size-asian="14pt" style:font-size-complex="14pt"/>
    </style:style>
    <style:style style:name="T8" style:family="text">
      <style:text-properties style:font-name="Liberation Sans" fo:font-size="14pt" officeooo:rsid="0013dede" style:font-size-asian="14pt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3ded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ste <text:span text:style-name="T1">aproximado S</text:span>oftware:</text:p>
      <text:p text:style-name="P9"><text:span text:style-name="T3">E</text:span><text:span text:style-name="T2">n el caso de que no fuéramos nosotros quienes desarrollaran la aplicación, el tiempo estimado para que estuviera finalizada sería entr</text:span><text:span text:style-name="T5">e 3 y 7 meses</text:span><text:span text:style-name="T2">. Si contratáramos a un par de programadores </text:span><text:span text:style-name="T5">que cobrarían unos 1100€/mes </text:span><text:span text:style-name="T2">el coste sería el siguiente:</text:span></text:p>
      <text:p text:style-name="P7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Meses</text:p>
          </table:table-cell>
          <table:table-cell table:style-name="Tabla1.B1" office:value-type="string">
            <text:p text:style-name="P5">Coste Total</text:p>
          </table:table-cell>
        </table:table-row>
        <table:table-row>
          <table:table-cell table:style-name="Tabla1.A2" office:value-type="string">
            <text:p text:style-name="P2">3</text:p>
          </table:table-cell>
          <table:table-cell table:style-name="Tabla1.B2" office:value-type="string">
            <text:p text:style-name="P2">6600<text:span text:style-name="T6">€</text:span></text:p>
          </table:table-cell>
        </table:table-row>
        <table:table-row>
          <table:table-cell table:style-name="Tabla1.A3" office:value-type="string">
            <text:p text:style-name="P2">4</text:p>
          </table:table-cell>
          <table:table-cell table:style-name="Tabla1.B3" office:value-type="string">
            <text:p text:style-name="P2">8800<text:span text:style-name="T6">€</text:span></text:p>
          </table:table-cell>
        </table:table-row>
        <table:table-row>
          <table:table-cell table:style-name="Tabla1.A2" office:value-type="string">
            <text:p text:style-name="P3">5</text:p>
          </table:table-cell>
          <table:table-cell table:style-name="Tabla1.B2" office:value-type="string">
            <text:p text:style-name="P3">11000€</text:p>
          </table:table-cell>
        </table:table-row>
        <table:table-row>
          <table:table-cell table:style-name="Tabla1.A3" office:value-type="string">
            <text:p text:style-name="P3">6</text:p>
          </table:table-cell>
          <table:table-cell table:style-name="Tabla1.B3" office:value-type="string">
            <text:p text:style-name="P3">13200€</text:p>
          </table:table-cell>
        </table:table-row>
        <table:table-row>
          <table:table-cell table:style-name="Tabla1.A2" office:value-type="string">
            <text:p text:style-name="P3">7</text:p>
          </table:table-cell>
          <table:table-cell table:style-name="Tabla1.B2" office:value-type="string">
            <text:p text:style-name="P3">15400€</text:p>
          </table:table-cell>
        </table:table-row>
        <table:table-row>
          <table:table-cell table:style-name="Tabla1.A3" office:value-type="string">
            <text:p text:style-name="P6">8</text:p>
          </table:table-cell>
          <table:table-cell table:style-name="Tabla1.B3" office:value-type="string">
            <text:p text:style-name="P6">17600€</text:p>
          </table:table-cell>
        </table:table-row>
        <table:table-row>
          <table:table-cell table:style-name="Tabla1.A2" office:value-type="string">
            <text:p text:style-name="P6">9</text:p>
          </table:table-cell>
          <table:table-cell table:style-name="Tabla1.B2" office:value-type="string">
            <text:p text:style-name="P6">19800€</text:p>
          </table:table-cell>
        </table:table-row>
        <table:table-row>
          <table:table-cell table:style-name="Tabla1.A3" office:value-type="string">
            <text:p text:style-name="P6">10</text:p>
          </table:table-cell>
          <table:table-cell table:style-name="Tabla1.B3" office:value-type="string">
            <text:p text:style-name="P6">22000€</text:p>
          </table:table-cell>
        </table:table-row>
      </table:table>
      <text:p text:style-name="P7"/>
      <text:p text:style-name="P9"><text:span text:style-name="T2">Cuanto más se retrase la aplicación </text:span><text:span text:style-name="T4">más elevado será el coste del software.</text:span></text:p>
      <text:p text:style-name="P10"><text:span text:style-name="T8">Coste aproximado </text:span><text:span text:style-name="T7">Hardware</text:span>: </text:p>
      <text:p text:style-name="P8">Silicona 250ml -&gt; 8$ aprox. <text:s text:c="17"/>1ud -&gt; 3.2$ aprox <text:s text:c="3"/></text:p>
      <text:p text:style-name="P8"/>
      <text:p text:style-name="P8">Carbón activo 100g -&gt; 3$ <text:s text:c="20"/>1ud -&gt; 0.45$ aprox <text:s text:c="3"/></text:p>
      <text:p text:style-name="P8"/>
      <text:p text:style-name="P8">LigthBlue Bean -&gt; 30$ aprox <text:s text:c="17"/>1ud -&gt; 30$</text:p>
      <text:p text:style-name="P8"/>
      <text:p text:style-name="P8">Motor de vibración 3ml -&gt; 8u x 6$ <text:s text:c="11"/>1ud -&gt; 6$</text:p>
      <text:p text:style-name="P8"/>
      <text:p text:style-name="P8">Batería 380 mAh -&gt; 6$ aprox<text:tab/><text:tab/> <text:s text:c="4"/>1ud -&gt; 6$ aprox</text:p>
      <text:p text:style-name="P8"/>
      <text:p text:style-name="P8">Base para recargar la batería -&gt; 10$ aprox <text:s text:c="2"/>1ud -&gt; 10$ aprox</text:p>
      <text:p text:style-name="P8"/>
      <text:p text:style-name="P8"><text:tab/><text:tab/><text:tab/><text:tab/> <text:s text:c="4"/><text:span text:style-name="T9"><text:s/></text:span><text:span text:style-name="T10">COSTE X</text:span><text:span text:style-name="T9"> UNIDAD -&gt; 55,65$</text:span></text:p>
      <text:p text:style-name="P10"/>
      <text:p text:style-name="P10">PRECIO FINAL -&gt; 69.99$</text:p>
      <text:p text:style-name="P10">MARGEN DE BENEFICIO -&gt; 14,34$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9T11:11:57.704000000</meta:creation-date>
    <dc:date>2019-11-09T12:41:46.310000000</dc:date>
    <meta:editing-duration>PT30M55S</meta:editing-duration>
    <meta:editing-cycles>6</meta:editing-cycles>
    <meta:generator>LibreOffice/6.3.1.2$Windows_X86_64 LibreOffice_project/b79626edf0065ac373bd1df5c28bd630b4424273</meta:generator>
    <meta:document-statistic meta:table-count="1" meta:image-count="0" meta:object-count="0" meta:page-count="1" meta:paragraph-count="31" meta:word-count="152" meta:character-count="886" meta:non-whitespace-character-count="673"/>
  </office:meta>
</office:document-meta>
</file>